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Antena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3::n3, n0::n3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AV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0, n0::n2::n1, n0::n2::n2, n0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>HDMI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>HDMI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>AU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4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>VGA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4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0</text:p>
          </table:table-cell>
          <table:table-cell office:value-type="string">
            <text:p/>
          </table:table-cell>
          <table:table-cell office:value-type="string">
            <text:p>Jac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>RCA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>n0::n2::n4::n0, n0::n2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::n1</text:p>
          </table:table-cell>
          <table:table-cell office:value-type="string">
            <text:p/>
          </table:table-cell>
          <table:table-cell office:value-type="string">
            <text:p>Digit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>n0::n3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::n2</text:p>
          </table:table-cell>
          <table:table-cell office:value-type="string">
            <text:p/>
          </table:table-cell>
          <table:table-cell office:value-type="string">
            <text:p>Analógic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>n0::n3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::n3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999.0">
            <text:p>99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::n0</text:p>
          </table:table-cell>
          <table:table-cell office:value-type="string">
            <text:p/>
          </table:table-cell>
          <table:table-cell office:value-type="string">
            <text:p>UHF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::n1</text:p>
          </table:table-cell>
          <table:table-cell office:value-type="string">
            <text:p/>
          </table:table-cell>
          <table:table-cell office:value-type="string">
            <text:p>VHF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::n2</text:p>
          </table:table-cell>
          <table:table-cell office:value-type="string">
            <text:p/>
          </table:table-cell>
          <table:table-cell office:value-type="string">
            <text:p>Analógic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</text:p>
          </table:table-cell>
          <table:table-cell office:value-type="string">
            <text:p>n0::n3::n1::n0, n0::n3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2</text:p>
          </table:table-cell>
          <table:table-cell office:value-type="string">
            <text:p/>
          </table:table-cell>
          <table:table-cell office:value-type="string">
            <text:p>Digit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>n0::n3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3</text:p>
          </table:table-cell>
          <table:table-cell office:value-type="string">
            <text:p/>
          </table:table-cell>
          <table:table-cell office:value-type="string">
            <text:p>Analógic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>n0::n3::n0::n2, n0::n3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85</text:p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Apply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TV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Entrada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>Audio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Antena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/>
          </table:table-cell>
          <table:table-cell office:value-type="string">
            <text:p>Cana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</text:p>
          </table:table-cell>
          <table:table-cell office:value-type="string">
            <text:p/>
          </table:table-cell>
          <table:table-cell office:value-type="string">
            <text:p>Ban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